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89cm" fo:margin-left="0cm" table:align="left" style:may-break-between-rows="true" table:border-model="collapsing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5.667cm"/>
    </style:style>
    <style:style style:name="Таблица1.C" style:family="table-column">
      <style:table-column-properties style:column-width="5.7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16131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6131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31a" officeooo:paragraph-rsid="001613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31a" officeooo:paragraph-rsid="0019ee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a32" officeooo:paragraph-rsid="0019ee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fb7" officeooo:paragraph-rsid="00193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fb7" officeooo:paragraph-rsid="0019ee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e34" officeooo:paragraph-rsid="0019ee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31a" officeooo:paragraph-rsid="0019ee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e34" officeooo:paragraph-rsid="0019ee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e34" officeooo:paragraph-rsid="002617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a32" officeooo:paragraph-rsid="0017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17e2" officeooo:paragraph-rsid="002617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31a" officeooo:paragraph-rsid="0016131a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131a"/>
    </style:style>
    <style:style style:name="T2" style:family="text">
      <style:text-properties officeooo:rsid="0017ca32"/>
    </style:style>
    <style:style style:name="T3" style:family="text">
      <style:text-properties officeooo:rsid="00193fb7"/>
    </style:style>
    <style:style style:name="T4" style:family="text">
      <style:text-properties officeooo:rsid="0019ee34"/>
    </style:style>
    <style:style style:name="T5" style:family="text">
      <style:text-properties officeooo:rsid="001e9e7a"/>
    </style:style>
    <style:style style:name="T6" style:family="text">
      <style:text-properties officeooo:rsid="001f72b6"/>
    </style:style>
    <style:style style:name="T7" style:family="text">
      <style:text-properties officeooo:rsid="0021480a"/>
    </style:style>
    <style:style style:name="T8" style:family="text">
      <style:text-properties officeooo:rsid="0021b584"/>
    </style:style>
    <style:style style:name="T9" style:family="text">
      <style:text-properties officeooo:rsid="0023726c"/>
    </style:style>
    <style:style style:name="T10" style:family="text">
      <style:text-properties officeooo:rsid="0023cec3"/>
    </style:style>
    <style:style style:name="T11" style:family="text">
      <style:text-properties officeooo:rsid="002617e2"/>
    </style:style>
    <style:style style:name="T12" style:family="text">
      <style:text-properties officeooo:rsid="002857c8"/>
    </style:style>
    <style:style style:name="T13" style:family="text">
      <style:text-properties officeooo:rsid="00295a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ние 4.</text:p>
      <text:p text:style-name="Standard">Функциональные и нефункциональные требования к ИС</text:p>
      <text:p text:style-name="Standard"/>
      <text:p text:style-name="Standard">Порядок выполнения работы</text:p>
      <text:p text:style-name="Standard"/>
      <text:p text:style-name="Standard">Для проектируемой ИС подготовить не менее 10-ти функциональных и нефункциональных </text:p>
      <text:p text:style-name="Standard">требований. Требования должны быть разделены по вариантам использования (см. задание </text:p>
      <text:p text:style-name="Standard">3) и по типу (функциональные/нефункциональные).</text:p>
      <text:p text:style-name="Standard"/>
      <text:p text:style-name="Standard">Содержание отчета</text:p>
      <text:p text:style-name="Standard"/>
      <text:p text:style-name="Standard">Титульный лист.</text:p>
      <text:p text:style-name="Standard">Описание индивидуального задания: тема, краткое описание разрабатываемой ИС.</text:p>
      <text:p text:style-name="Standard">Описание функциональных и нефункциональных требований, разделенных по вариантам </text:p>
      <text:p text:style-name="Standard">использования.</text:p>
      <text:p text:style-name="Standard"/>
      <text:p text:style-name="Standard">Темы по вариантам</text:p>
      <text:p text:style-name="Standard"/>
      <text:p text:style-name="Standard">Использовать из задания №1.</text:p>
      <text:p text:style-name="Standard"/>
      <text:p text:style-name="P1">Описание функциональных и нефункциональных требований, разделенных по вариантам <text:span text:style-name="T1">использования.</text:span>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Функциональные требования</text:p>
          </table:table-cell>
          <table:table-cell table:style-name="Таблица1.C1" office:value-type="string">
            <text:p text:style-name="P3">Нефункциональные требования</text:p>
          </table:table-cell>
        </table:table-row>
        <table:table-row table:style-name="Таблица1.1">
          <table:table-cell table:style-name="Таблица1.A2" office:value-type="string">
            <text:p text:style-name="P4">Регистрация</text:p>
          </table:table-cell>
          <table:table-cell table:style-name="Таблица1.A2" office:value-type="string">
            <text:p text:style-name="P4"><text:span text:style-name="T7">№1f1) </text:span><text:span text:style-name="T4">П</text:span>ользователю необходимо указывать <text:span text:style-name="T13">в форме регистрации</text:span>: имя, фамилию, город, телефон. </text:p>
            <text:p text:style-name="P4"/>
            <text:p text:style-name="P4"><text:span text:style-name="T7">№1f2) </text:span><text:span text:style-name="T13">В форме регистрации</text:span> должна автоматически <text:span text:style-name="T3">ставить</text:span><text:span text:style-name="T13">ся</text:span><text:span text:style-name="T3"> </text:span><text:span text:style-name="T11">отметк</text:span><text:span text:style-name="T13">а</text:span> пользователя на рассылку <text:span text:style-name="T4">по </text:span>СМС<text:span text:style-name="T6"> </text:span><text:span text:style-name="T3">с возможностью ее отменить.</text:span></text:p>
            <text:p text:style-name="P4"/>
            <text:p text:style-name="P11"><text:span text:style-name="T7">№1</text:span><text:span text:style-name="T11">f</text:span><text:span text:style-name="T7">3) </text:span><text:span text:style-name="T6">После ввода данных на регистрацию ил</text:span>и вход должн<text:span text:style-name="T6">о открываться окно с полем для ввода</text:span> <text:span text:style-name="T10">цифр из</text:span><text:span text:style-name="T6"> </text:span>СМС.</text:p>
          </table:table-cell>
          <table:table-cell table:style-name="Таблица1.C2" office:value-type="string">
            <text:p text:style-name="P7"><text:span text:style-name="T7">№1n1) </text:span>Возможность регистрации 24/7. Из любой точки России.</text:p>
            <text:p text:style-name="P7"/>
            <text:p text:style-name="P8"><text:span text:style-name="T7">№1n2) </text:span>Данные о пользователе должны храниться в течени<text:span text:style-name="T5">е</text:span> 10 лет.</text:p>
            <text:p text:style-name="P8"/>
            <text:p text:style-name="P8"/>
          </table:table-cell>
        </table:table-row>
        <table:table-row table:style-name="Таблица1.1">
          <table:table-cell table:style-name="Таблица1.A2" office:value-type="string">
            <text:p text:style-name="P4">Передача товара в сервис</text:p>
          </table:table-cell>
          <table:table-cell table:style-name="Таблица1.A2" office:value-type="string">
            <text:p text:style-name="P5"><text:span text:style-name="T7">№2f1) </text:span>Система должна фиксировать вес груза, дату приема.</text:p>
            <text:p text:style-name="P14"/>
          </table:table-cell>
          <table:table-cell table:style-name="Таблица1.C2" office:value-type="string">
            <text:p text:style-name="P6"><text:span text:style-name="T7">№2n1) </text:span>Информация о грузах хранится в течени<text:span text:style-name="T5">е</text:span> <text:span text:style-name="T4">2</text:span> месяцев.</text:p>
            <text:p text:style-name="P6"/>
            <text:p text:style-name="P8"><text:span text:style-name="T7">№2n2) </text:span><text:span text:style-name="T6">Время ф</text:span>ормировани<text:span text:style-name="T6">я </text:span>договора должно происходить менее чем за 2 секунды <text:span text:style-name="T11">после нажатия кнопки «сформировать договор»</text:span>.</text:p>
          </table:table-cell>
        </table:table-row>
        <table:table-row table:style-name="Таблица1.1">
          <table:table-cell table:style-name="Таблица1.A2" office:value-type="string">
            <text:p text:style-name="P4">Изменить указанные данные</text:p>
          </table:table-cell>
          <table:table-cell table:style-name="Таблица1.A2" office:value-type="string">
            <text:p text:style-name="P3"><text:span text:style-name="T7">№3f1) </text:span><text:span text:style-name="T4">В</text:span>озможность пользователя убрать <text:span text:style-name="T6">отметку </text:span><text:soft-page-break/><text:span text:style-name="T6">на странице профиля пользователя </text:span>свое согласие на СМС рассылку, <text:span text:style-name="T3">изменить город, телефон.</text:span></text:p>
          </table:table-cell>
          <table:table-cell table:style-name="Таблица1.C2" office:value-type="string">
            <text:p text:style-name="P8"><text:span text:style-name="T7">№3n1) </text:span><text:span text:style-name="T6">Размер шрифта </text:span><text:span text:style-name="T9">описывающего</text:span> согласи<text:span text:style-name="T9">е</text:span> на <text:soft-page-break/><text:span text:style-name="T6">получение</text:span> смс <text:span text:style-name="T6">рассылки</text:span> должен быть <text:span text:style-name="T8">1</text:span><text:span text:style-name="T9">2пт</text:span>.</text:p>
          </table:table-cell>
        </table:table-row>
        <table:table-row table:style-name="Таблица1.1">
          <table:table-cell table:style-name="Таблица1.A2" office:value-type="string">
            <text:p text:style-name="P5">Информирование водителя</text:p>
          </table:table-cell>
          <table:table-cell table:style-name="Таблица1.A2" office:value-type="string">
            <text:p text:style-name="P12"><text:span text:style-name="T7">№4f1) </text:span>Информирование водителя: <text:span text:style-name="T4">В</text:span> отправленном письме должна быть ссылка на Яндекс карты с проложенным маршрутом</text:p>
            <text:p text:style-name="P12"/>
            <text:p text:style-name="P13">Шаблон сообщения для водителя должен формироваться следующим образом: «Для вас построен маршрут: *ссылка на маршрут*…»</text:p>
            <text:p text:style-name="P13">Где с<text:span text:style-name="T12">с</text:span>ылка на маршрут это ссылка на проложенный маршрут в Яндекс картах.</text:p>
          </table:table-cell>
          <table:table-cell table:style-name="Таблица1.C2" office:value-type="string">
            <text:p text:style-name="P8"><text:span text:style-name="T7">№4n1) </text:span>Задержка отправки уведомлений <text:span text:style-name="T6">от момента готовности <text:s/>дорожной карты </text:span>не более 1 минуты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20:25:07.381206783</meta:creation-date>
    <dc:date>2024-01-10T21:20:46.354228350</dc:date>
    <meta:editing-duration>PT2H6M1S</meta:editing-duration>
    <meta:editing-cycles>10</meta:editing-cycles>
    <meta:generator>LibreOffice/7.3.7.2$Linux_X86_64 LibreOffice_project/30$Build-2</meta:generator>
    <meta:document-statistic meta:table-count="1" meta:image-count="0" meta:object-count="0" meta:page-count="2" meta:paragraph-count="34" meta:word-count="268" meta:character-count="2054" meta:non-whitespace-character-count="1815"/>
  </office:meta>
</office:document-meta>
</file>